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9.91cm" table:align="center" style:shadow="none"/>
    </style:style>
    <style:style style:name="Tabla1.A" style:family="table-column">
      <style:table-column-properties style:column-width="1.946cm"/>
    </style:style>
    <style:style style:name="Tabla1.B" style:family="table-column">
      <style:table-column-properties style:column-width="2.305cm"/>
    </style:style>
    <style:style style:name="Tabla1.C" style:family="table-column">
      <style:table-column-properties style:column-width="2.383cm"/>
    </style:style>
    <style:style style:name="Tabla1.D" style:family="table-column">
      <style:table-column-properties style:column-width="3.276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D1" style:family="table-cell">
      <style:table-cell-properties fo:background-color="#808080" fo:padding="0.097cm" fo:border="0.05pt solid #000000">
        <style:background-image/>
      </style:table-cell-properties>
    </style:style>
    <style:style style:name="Tabla1.A2" style:family="table-cell">
      <style:table-cell-properties fo:background-color="#b2b2b2" fo:padding="0.097cm" fo:border-left="0.05pt solid #000000" fo:border-right="none" fo:border-top="none" fo:border-bottom="0.05pt solid #000000">
        <style:background-image/>
      </style:table-cell-properties>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c9ca4" officeooo:paragraph-rsid="000c9ca4"/>
    </style:style>
    <style:style style:name="P2" style:family="paragraph" style:parent-style-name="Standard" style:list-style-name="L1">
      <style:paragraph-properties fo:text-align="justify" style:justify-single-word="false"/>
      <style:text-properties officeooo:rsid="000c9ca4" officeooo:paragraph-rsid="00122a46"/>
    </style:style>
    <style:style style:name="P3" style:family="paragraph" style:parent-style-name="Standard" style:list-style-name="L1">
      <style:paragraph-properties fo:text-align="justify" style:justify-single-word="false"/>
      <style:text-properties fo:font-weight="bold" officeooo:rsid="000c9ca4" officeooo:paragraph-rsid="000c9ca4" style:font-weight-asian="bold" style:font-weight-complex="bold"/>
    </style:style>
    <style:style style:name="P4" style:family="paragraph" style:parent-style-name="Standard">
      <style:paragraph-properties fo:text-align="justify" style:justify-single-word="false"/>
      <style:text-properties fo:font-weight="bold" officeooo:rsid="000c9ca4" officeooo:paragraph-rsid="000c9ca4" style:font-weight-asian="bold" style:font-weight-complex="bold"/>
    </style:style>
    <style:style style:name="P5" style:family="paragraph" style:parent-style-name="Standard" style:list-style-name="L1">
      <style:paragraph-properties fo:text-align="justify" style:justify-single-word="false"/>
      <style:text-properties fo:font-weight="bold" officeooo:rsid="0012d0ba" officeooo:paragraph-rsid="0012d0ba"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normal" officeooo:rsid="000dc6de" officeooo:paragraph-rsid="0011fd14" style:font-weight-asian="normal" style:font-weight-complex="normal"/>
    </style:style>
    <style:style style:name="P7" style:family="paragraph" style:parent-style-name="Standard">
      <style:paragraph-properties fo:text-align="justify" style:justify-single-word="false"/>
      <style:text-properties style:text-underline-style="solid" style:text-underline-width="auto" style:text-underline-color="font-color" fo:font-weight="normal" officeooo:rsid="0011fd14" officeooo:paragraph-rsid="0011fd14" style:font-weight-asian="normal" style:font-weight-complex="normal"/>
    </style:style>
    <style:style style:name="P8" style:family="paragraph" style:parent-style-name="Standard" style:list-style-name="L2">
      <style:paragraph-properties fo:text-align="justify" style:justify-single-word="false"/>
      <style:text-properties style:text-underline-style="none" fo:font-weight="normal" officeooo:rsid="000dc6de" officeooo:paragraph-rsid="000dc6de" style:font-weight-asian="normal" style:font-weight-complex="normal"/>
    </style:style>
    <style:style style:name="P9" style:family="paragraph" style:parent-style-name="Standard" style:list-style-name="L2">
      <style:paragraph-properties fo:text-align="justify" style:justify-single-word="false"/>
      <style:text-properties style:text-underline-style="none" fo:font-weight="normal" officeooo:rsid="000f6964" officeooo:paragraph-rsid="000f6964"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0f6964" officeooo:paragraph-rsid="000f6964" style:font-weight-asian="normal" style:font-weight-complex="normal"/>
    </style:style>
    <style:style style:name="P11" style:family="paragraph" style:parent-style-name="Standard" style:list-style-name="L3">
      <style:paragraph-properties fo:text-align="justify" style:justify-single-word="false"/>
      <style:text-properties style:text-underline-style="none" fo:font-weight="normal" officeooo:rsid="0011fd14" officeooo:paragraph-rsid="0011fd14" style:font-weight-asian="normal" style:font-weight-complex="normal"/>
    </style:style>
    <style:style style:name="P12" style:family="paragraph" style:parent-style-name="Standard" style:list-style-name="L3">
      <style:paragraph-properties fo:text-align="justify" style:justify-single-word="false"/>
      <style:text-properties style:text-underline-style="none" fo:font-weight="normal" officeooo:rsid="00122a46" officeooo:paragraph-rsid="00122a46" style:font-weight-asian="normal" style:font-weight-complex="normal"/>
    </style:style>
    <style:style style:name="P13" style:family="paragraph" style:parent-style-name="Table_20_Contents">
      <style:paragraph-properties fo:text-align="center" style:justify-single-word="false"/>
      <style:text-properties officeooo:rsid="0012d0ba" officeooo:paragraph-rsid="0012d0ba"/>
    </style:style>
    <style:style style:name="P14" style:family="paragraph" style:parent-style-name="Table_20_Contents">
      <style:paragraph-properties fo:text-align="center" style:justify-single-word="false"/>
      <style:text-properties fo:font-weight="bold" officeooo:rsid="0012d0ba" officeooo:paragraph-rsid="0012d0ba" style:font-weight-asian="bold" style:font-weight-complex="bold"/>
    </style:style>
    <style:style style:name="P15" style:family="paragraph" style:parent-style-name="Table_20_Contents">
      <style:paragraph-properties fo:text-align="center" style:justify-single-word="false"/>
      <style:text-properties fo:font-weight="bold" officeooo:rsid="0013b216" officeooo:paragraph-rsid="0013b216" style:font-weight-asian="bold" style:font-weight-complex="bold"/>
    </style:style>
    <style:style style:name="P16" style:family="paragraph" style:parent-style-name="Table_20_Contents">
      <style:paragraph-properties fo:text-align="center" style:justify-single-word="false"/>
      <style:text-properties officeooo:rsid="0013b216" officeooo:paragraph-rsid="0013b216"/>
    </style:style>
    <style:style style:name="P17" style:family="paragraph" style:parent-style-name="Table_20_Contents">
      <style:paragraph-properties fo:text-align="center" style:justify-single-word="false"/>
      <style:text-properties fo:font-weight="normal" officeooo:rsid="0013b216" officeooo:paragraph-rsid="0013b216"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f1a7d"/>
    </style:style>
    <style:style style:name="T3" style:family="text">
      <style:text-properties officeooo:rsid="000f6964"/>
    </style:style>
    <style:style style:name="T4" style:family="text">
      <style:text-properties fo:font-weight="normal" style:font-weight-asian="normal" style:font-weight-complex="normal"/>
    </style:style>
    <style:style style:name="T5" style:family="text">
      <style:text-properties fo:font-weight="normal" officeooo:rsid="00122a46" style:font-weight-asian="normal" style:font-weight-complex="normal"/>
    </style:style>
    <style:style style:name="T6" style:family="text">
      <style:text-properties fo:font-weight="normal" officeooo:rsid="0013b216" style:font-weight-asian="normal" style:font-weight-complex="normal"/>
    </style:style>
    <style:style style:name="T7" style:family="text">
      <style:text-properties style:text-underline-style="none" fo:font-weight="normal" officeooo:rsid="00122a46"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ML (extensible markup lenguaje) se usa para la gestión/almacenamiento de datos no para la presentación. En formato texto plano. Es un metalenguaje (permite definir otros lenguajes) y esta desarrollado por la W3C. Hay otras alternativas como JSON (Java Script Object Notation).</text:p>
      <text:p text:style-name="P1"/>
      <text:p text:style-name="P1">XML indica un diseño/formato que permite alm<text:span text:style-name="T3">a</text:span>cenar o transmitir datos en texto plano.</text:p>
      <text:p text:style-name="P1"/>
      <text:p text:style-name="P1">Un fichero XML contiene:</text:p>
      <text:list xml:id="list2200275439" text:style-name="L1">
        <text:list-item>
          <text:p text:style-name="P2"><text:span text:style-name="T1">Elementos:</text:span> con etiqueta inicio y etiqueta de fin (&lt;...&gt; datos/elementos &lt;/...&gt;) las cuales son propias y las define el usuario.<text:span text:style-name="T7">Todas las etiquetas van cerradas.</text:span></text:p>
        </text:list-item>
        <text:list-item>
          <text:p text:style-name="P3">Atributos:<text:span text:style-name="T4"> </text:span><text:span text:style-name="T5">el valor de los atributos va entre comillas dobles, su nombre no lleva espacios y se recomiendo no abusar de los guoines.</text:span></text:p>
        </text:list-item>
        <text:list-item>
          <text:p text:style-name="P5">Entidades: <text:span text:style-name="T4">Sean ya definidas o por el usuario. </text:span><text:span text:style-name="T6">No se pueden poner entidades en los atributos.</text:span></text:p>
          <text:p text:style-name="P5"><text:span text:style-name="T4"/></text:p>
        </text:list-item>
      </text:list>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4">Elemento</text:p>
          </table:table-cell>
          <table:table-cell table:style-name="Tabla1.A1" office:value-type="string">
            <text:p text:style-name="P14">A (nombre)</text:p>
          </table:table-cell>
          <table:table-cell table:style-name="Tabla1.A1" office:value-type="string">
            <text:p text:style-name="P14">B (Decimal)</text:p>
          </table:table-cell>
          <table:table-cell table:style-name="Tabla1.D1" office:value-type="string">
            <text:p text:style-name="P14">C (Hexadecimal)</text:p>
          </table:table-cell>
        </table:table-row>
        <table:table-row>
          <table:table-cell table:style-name="Tabla1.A2" office:value-type="string">
            <text:p text:style-name="P14">&lt;</text:p>
          </table:table-cell>
          <table:table-cell table:style-name="Tabla1.B2" office:value-type="string">
            <text:p text:style-name="P13">&amp;lt;</text:p>
          </table:table-cell>
          <table:table-cell table:style-name="Tabla1.C2" office:value-type="string">
            <text:p text:style-name="P13">&amp;#60</text:p>
          </table:table-cell>
          <table:table-cell table:style-name="Tabla1.D2" office:value-type="string">
            <text:p text:style-name="P13">&amp;#x3c</text:p>
          </table:table-cell>
        </table:table-row>
        <table:table-row>
          <table:table-cell table:style-name="Tabla1.A2" office:value-type="string">
            <text:p text:style-name="P15">&gt;</text:p>
          </table:table-cell>
          <table:table-cell table:style-name="Tabla1.B3" office:value-type="string">
            <text:p text:style-name="P16">&amp;gt;</text:p>
          </table:table-cell>
          <table:table-cell table:style-name="Tabla1.C3" office:value-type="string">
            <text:p text:style-name="P13"/>
          </table:table-cell>
          <table:table-cell table:style-name="Tabla1.D3" office:value-type="string">
            <text:p text:style-name="P13"/>
          </table:table-cell>
        </table:table-row>
        <table:table-row>
          <table:table-cell table:style-name="Tabla1.A2" office:value-type="string">
            <text:p text:style-name="P17">&amp;</text:p>
          </table:table-cell>
          <table:table-cell table:style-name="Tabla1.B4" office:value-type="string">
            <text:p text:style-name="P16">&amp;amp;</text:p>
          </table:table-cell>
          <table:table-cell table:style-name="Tabla1.C4" office:value-type="string">
            <text:p text:style-name="P13"/>
          </table:table-cell>
          <table:table-cell table:style-name="Tabla1.D4" office:value-type="string">
            <text:p text:style-name="P13"/>
          </table:table-cell>
        </table:table-row>
      </table:table>
      <text:list xml:id="list100353520633283" text:continue-numbering="true" text:style-name="L1">
        <text:list-header>
          <text:p text:style-name="P5"><text:span text:style-name="T4"/></text:p>
        </text:list-header>
      </text:list>
      <text:p text:style-name="P4"/>
      <text:p text:style-name="P7">Características.</text:p>
      <text:list xml:id="list853836591" text:style-name="L2">
        <text:list-item>
          <text:p text:style-name="P8">Dentro de un documento XML que es extensible se pueden modificar y definir un número ilimitado de etiquetas que proporcinan el marco de trabajo que permite el etiquetado de datos estucturados.</text:p>
        </text:list-item>
        <text:list-item>
          <text:p text:style-name="P8">El XML es fácil de distribuir.</text:p>
        </text:list-item>
        <text:list-item>
          <text:p text:style-name="P8">Siempre sigue una estructura.</text:p>
        </text:list-item>
        <text:list-item>
          <text:p text:style-name="P8">Los datos van separados del proceso y la presentación.</text:p>
        </text:list-item>
        <text:list-item>
          <text:p text:style-name="P8">Se les aplica estilos para mostrarlos de una manera (se puede CSS pero no es lo típico <text:span text:style-name="T2">pues este es de HTML</text:span>) <text:span text:style-name="T2">los cuales son XSL o XSLT.</text:span></text:p>
        </text:list-item>
        <text:list-item>
          <text:p text:style-name="P9">El contenido de los datos es autodescriptivo.</text:p>
        </text:list-item>
      </text:list>
      <text:p text:style-name="P10"/>
      <text:p text:style-name="P6">Reglas:</text:p>
      <text:list xml:id="list3964733624" text:style-name="L3">
        <text:list-item>
          <text:p text:style-name="P11">Todo XML tiene 1 y solo un elemento raiz.</text:p>
        </text:list-item>
        <text:list-item>
          <text:p text:style-name="P11">Siempre lleva un prólogo pero este no forma parte de los datos que se quieren transmitir (No es obligatorio pero es recomendable que como mínimo lleve la versión que se usa y la codificación). Siempre está en la primera línea, puede aparecer un tercer atributo 'standalone ="yes/no' para indicar que esta relacionado con otro fichero (yes cuando sea independiente y no cuando no lo sea) en caso de no en la 2 línea se especifica el archivo relacionado.</text:p>
        </text:list-item>
        <text:list-item>
          <text:p text:style-name="P12">Si cumple las reglas de XML esta bien formado.</text:p>
        </text:list-item>
        <text:list-item>
          <text:p text:style-name="P1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25S</meta:editing-duration>
    <meta:editing-cycles>4</meta:editing-cycles>
    <meta:generator>LibreOffice/5.4.1.2$Windows_x86 LibreOffice_project/ea7cb86e6eeb2bf3a5af73a8f7777ac570321527</meta:generator>
    <dc:date>2017-12-20T10:03:51.268000000</dc:date>
    <meta:document-statistic meta:table-count="1" meta:image-count="0" meta:object-count="0" meta:page-count="1" meta:paragraph-count="32" meta:word-count="334" meta:character-count="1902" meta:non-whitespace-character-count="1612"/>
    <meta:user-defined meta:name="Info 1"/>
    <meta:user-defined meta:name="Info 2"/>
    <meta:user-defined meta:name="Info 3"/>
    <meta:user-defined meta:name="Info 4"/>
  </office:meta>
</office:document-meta>
</file>